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9138in"/>
    </style:style>
    <style:style style:name="co1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3.4756in"/>
    </style:style>
    <style:style style:name="co4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669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fo:color="#000000" fo:font-size="11pt" style:font-size-asian="11pt" style:font-name-complex="Arial" style:font-size-complex="11pt"/>
    </style:style>
    <style:style style:name="ce3" style:family="table-cell" style:parent-style-name="Excel_20_Built-in_20_Normal" style:data-style-name="N812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/>
          <table:table-cell table:style-name="ce1" office:value-type="string">
            <text:p>Topics</text:p>
          </table:table-cell>
          <table:table-cell table:style-name="ce1" office:value-type="string">
            <text:p>Presentor </text:p>
          </table:table-cell>
          <table:table-cell table:style-name="ce1" office:value-type="string">
            <text:p>Date</text:p>
          </table:table-cell>
          <table:table-cell table:number-columns-repeated="1020"/>
        </table:table-row>
        <table:table-row table:style-name="ro2">
          <table:table-cell office:value-type="float" office:value="-1">
            <text:p>-1</text:p>
          </table:table-cell>
          <table:table-cell office:value-type="string">
            <text:p>SOA &amp; Microservice &amp; Monolithic</text:p>
          </table:table-cell>
          <table:table-cell office:value-type="string">
            <text:p>Vinit/Twinkal</text:p>
          </table:table-cell>
          <table:table-cell table:style-name="ce3" office:value-type="date" office:date-value="2018-06-11">
            <text:p>11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pring, Spring boot basic, Default configuration</text:p>
          </table:table-cell>
          <table:table-cell office:value-type="string">
            <text:p>Mayuri</text:p>
          </table:table-cell>
          <table:table-cell table:style-name="ce3" office:value-type="date" office:date-value="2018-06-12">
            <text:p>12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hy to use Spring and Spring boot</text:p>
          </table:table-cell>
          <table:table-cell office:value-type="string">
            <text:p>Mayuri</text:p>
          </table:table-cell>
          <table:table-cell table:style-name="ce3" office:value-type="date" office:date-value="2018-06-12">
            <text:p>12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aven &amp; Gradle</text:p>
          </table:table-cell>
          <table:table-cell office:value-type="string">
            <text:p>Mayuri</text:p>
          </table:table-cell>
          <table:table-cell table:style-name="ce3" office:value-type="date" office:date-value="2018-06-12">
            <text:p>12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ckson</text:p>
          </table:table-cell>
          <table:table-cell office:value-type="string">
            <text:p>Uttam</text:p>
          </table:table-cell>
          <table:table-cell table:style-name="ce3" office:value-type="date" office:date-value="2018-06-13">
            <text:p>13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TTP request mapping</text:p>
          </table:table-cell>
          <table:table-cell office:value-type="string">
            <text:p>Uttam</text:p>
          </table:table-cell>
          <table:table-cell table:style-name="ce3" office:value-type="date" office:date-value="2018-06-13">
            <text:p>13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agger2</text:p>
          </table:table-cell>
          <table:table-cell office:value-type="string">
            <text:p>Uttam</text:p>
          </table:table-cell>
          <table:table-cell table:style-name="ce3" office:value-type="date" office:date-value="2018-06-13">
            <text:p>13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t Template </text:p>
          </table:table-cell>
          <table:table-cell office:value-type="string">
            <text:p>Uttam</text:p>
          </table:table-cell>
          <table:table-cell table:style-name="ce3" office:value-type="date" office:date-value="2018-06-13">
            <text:p>13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ntent negotiation (Media Type)</text:p>
          </table:table-cell>
          <table:table-cell office:value-type="string">
            <text:p>Uttam</text:p>
          </table:table-cell>
          <table:table-cell table:style-name="ce3" office:value-type="date" office:date-value="2018-06-13">
            <text:p>13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oss origin request handling</text:p>
          </table:table-cell>
          <table:table-cell office:value-type="string">
            <text:p>Uttam</text:p>
          </table:table-cell>
          <table:table-cell table:style-name="ce3" office:value-type="date" office:date-value="2018-06-13">
            <text:p>13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mmand line runner &amp; Application Runner</text:p>
          </table:table-cell>
          <table:table-cell office:value-type="string">
            <text:p>Vinit</text:p>
          </table:table-cell>
          <table:table-cell table:style-name="ce3" office:value-type="date" office:date-value="2018-06-14">
            <text:p>14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ar file from Jar</text:p>
          </table:table-cell>
          <table:table-cell office:value-type="string">
            <text:p>Vinit</text:p>
          </table:table-cell>
          <table:table-cell table:style-name="ce3" office:value-type="date" office:date-value="2018-06-14">
            <text:p>14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c call</text:p>
          </table:table-cell>
          <table:table-cell office:value-type="string">
            <text:p>Vinit</text:p>
          </table:table-cell>
          <table:table-cell table:style-name="ce3" office:value-type="date" office:date-value="2018-06-15">
            <text:p>15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ikari conn. pool</text:p>
          </table:table-cell>
          <table:table-cell office:value-type="string">
            <text:p>Mayuri</text:p>
          </table:table-cell>
          <table:table-cell table:style-name="ce3" office:value-type="date" office:date-value="2018-06-15">
            <text:p>15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ultiple DB connections</text:p>
          </table:table-cell>
          <table:table-cell office:value-type="string">
            <text:p>Shreya</text:p>
          </table:table-cell>
          <table:table-cell table:style-name="ce3" office:value-type="date" office:date-value="2018-06-15">
            <text:p>15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terceptor &amp; Filter &amp; POST and PRE Processor</text:p>
          </table:table-cell>
          <table:table-cell office:value-type="string">
            <text:p>Vinit</text:p>
          </table:table-cell>
          <table:table-cell table:style-name="ce3" office:value-type="date" office:date-value="2018-06-18">
            <text:p>18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okito &amp; JUnit</text:p>
          </table:table-cell>
          <table:table-cell office:value-type="string">
            <text:p>Twinkal</text:p>
          </table:table-cell>
          <table:table-cell table:style-name="ce3" office:value-type="date" office:date-value="2018-06-19">
            <text:p>19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xception Handling</text:p>
          </table:table-cell>
          <table:table-cell office:value-type="string">
            <text:p>Twinkal</text:p>
          </table:table-cell>
          <table:table-cell table:style-name="ce3" office:value-type="date" office:date-value="2018-06-20">
            <text:p>20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OP</text:p>
          </table:table-cell>
          <table:table-cell office:value-type="string">
            <text:p>Shreya</text:p>
          </table:table-cell>
          <table:table-cell table:style-name="ce3" office:value-type="date" office:date-value="2018-06-20">
            <text:p>20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rofile management</text:p>
          </table:table-cell>
          <table:table-cell office:value-type="string">
            <text:p>Twinkal</text:p>
          </table:table-cell>
          <table:table-cell table:style-name="ce3" office:value-type="date" office:date-value="2018-06-21">
            <text:p>21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ctuator</text:p>
          </table:table-cell>
          <table:table-cell office:value-type="string">
            <text:p>Twinkal</text:p>
          </table:table-cell>
          <table:table-cell table:style-name="ce3" office:value-type="date" office:date-value="2018-06-21">
            <text:p>21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PA &amp; JDBC Template &amp; Hibernate</text:p>
          </table:table-cell>
          <table:table-cell office:value-type="string">
            <text:p>Shreya</text:p>
          </table:table-cell>
          <table:table-cell table:style-name="ce3" office:value-type="date" office:date-value="2018-06-22">
            <text:p>22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ransaction Management</text:p>
          </table:table-cell>
          <table:table-cell office:value-type="string">
            <text:p>Shreya</text:p>
          </table:table-cell>
          <table:table-cell table:style-name="ce3" office:value-type="date" office:date-value="2018-06-22">
            <text:p>22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SL integration for single page application</text:p>
          </table:table-cell>
          <table:table-cell office:value-type="string">
            <text:p>Shreya</text:p>
          </table:table-cell>
          <table:table-cell table:style-name="ce3" office:value-type="date" office:date-value="2018-06-25">
            <text:p>25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OAuth2 &amp; Spring MVC &amp; Spring Social &amp; LDAP</text:p>
          </table:table-cell>
          <table:table-cell office:value-type="string">
            <text:p>Shreya</text:p>
          </table:table-cell>
          <table:table-cell table:style-name="ce3" office:value-type="date" office:date-value="2018-06-26">
            <text:p>26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pring Batch</text:p>
          </table:table-cell>
          <table:table-cell office:value-type="string">
            <text:p>Vinit</text:p>
          </table:table-cell>
          <table:table-cell table:style-name="ce3" office:value-type="date" office:date-value="2018-06-27">
            <text:p>27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pring Repository (CRUD, JPA, Paging)</text:p>
          </table:table-cell>
          <table:table-cell office:value-type="string">
            <text:p>Mayuri</text:p>
          </table:table-cell>
          <table:table-cell table:style-name="ce3" office:value-type="date" office:date-value="2018-06-28">
            <text:p>28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xecutor</text:p>
          </table:table-cell>
          <table:table-cell office:value-type="string">
            <text:p>Mayuri</text:p>
          </table:table-cell>
          <table:table-cell table:style-name="ce3" office:value-type="date" office:date-value="2018-06-28">
            <text:p>28-Jun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Eureka cloud, Zuul &amp; Config server</text:p>
          </table:table-cell>
          <table:table-cell office:value-type="string">
            <text:p>Twinkal</text:p>
          </table:table-cell>
          <table:table-cell table:style-name="ce3" office:value-type="date" office:date-value="2018-06-29">
            <text:p>29-Ju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bbitMQ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ch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 file upload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/>
          <table:table-cell table:style-name="ce3"/>
          <table:table-cell table:number-columns-repeated="1020"/>
        </table:table-row>
        <table:table-row table:style-name="ro1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A$40"/>
        </table:named-expressions>
      </table:table>
      <table:table table:name="Sheet2" table:style-name="ta2" table:print="false">
        <table:table-column table:style-name="co5" table:default-cell-style-name="Excel_20_Built-in_20_Normal"/>
        <table:table-column table:style-name="co1" table:number-columns-repeated="1023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5" table:default-cell-style-name="Excel_20_Built-in_20_Normal"/>
        <table:table-column table:style-name="co1" table:number-columns-repeated="1023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Sheet1.A1:Sheet1.A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6/07/2018</text:date>, <text:time>13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6-07T13:51:25.54</dc:date>
    <meta:editing-duration>PT13M58S</meta:editing-duration>
    <meta:editing-cycles>26</meta:editing-cycles>
    <meta:document-statistic meta:table-count="3" meta:cell-count="125" meta:object-count="0"/>
  </office:meta>
</office:document-meta>
</file>